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6.735cm" fo:min-width="7.508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top" draw:auto-grow-height="false" fo:min-height="19.435cm" fo:min-width="12.83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6cm" fo:min-width="2.93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46cm" fo:min-width="5.2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9.98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2cm" fo:min-width="1.88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37cm" fo:min-width="3.94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4.898cm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objectwithoutfill">
      <style:graphic-properties draw:marker-end="Arrowheads_20_4" draw:marker-end-width="0.3cm" draw:fill="none" draw:textarea-vertical-align="middle"/>
    </style:style>
    <style:style style:name="gr15" style:family="graphic" style:parent-style-name="objectwithoutfill">
      <style:graphic-properties draw:marker-end="Arrowheads_20_5" draw:marker-end-width="0.3cm" draw:fill="none" draw:textarea-vertical-align="middle"/>
    </style:style>
    <style:style style:name="gr16" style:family="graphic" style:parent-style-name="objectwithoutfill">
      <style:graphic-properties draw:marker-end="Arrowheads_20_6" draw:marker-end-width="0.3cm" draw:fill="none" draw:textarea-vertical-align="middle"/>
    </style:style>
    <style:style style:name="gr17" style:family="graphic" style:parent-style-name="objectwithoutfill">
      <style:graphic-properties draw:marker-end="Arrowheads_20_8" draw:marker-end-width="0.3cm" draw:fill="none" draw:textarea-vertical-align="middle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objectwithoutfill">
      <style:graphic-properties draw:marker-end="Arrowheads_20_11" draw:marker-end-width="0.3cm" draw:fill="none" draw:textarea-vertical-align="middle"/>
    </style:style>
    <style:style style:name="gr21" style:family="graphic" style:parent-style-name="objectwithoutfill">
      <style:graphic-properties draw:marker-end="Arrowheads_20_12" draw:marker-end-width="0.3cm" draw:fill="none" draw:textarea-vertical-align="middle"/>
    </style:style>
    <style:style style:name="gr22" style:family="graphic" style:parent-style-name="standard">
      <style:graphic-properties draw:fill="none" draw:textarea-vertical-align="middle" draw:auto-grow-height="false" fo:min-height="17.413cm" fo:min-width="0cm"/>
      <style:paragraph-properties style:writing-mode="lr-tb"/>
    </style:style>
    <style:style style:name="gr23" style:family="graphic" style:parent-style-name="objectwithoutfill">
      <style:graphic-properties draw:marker-end="Arrowheads_20_13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3.242cm"/>
      <style:paragraph-properties style:writing-mode="lr-tb"/>
    </style:style>
    <style:style style:name="gr25" style:family="graphic" style:parent-style-name="objectwithoutfill">
      <style:graphic-properties draw:marker-end="Arrowheads_20_14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27" style:family="graphic" style:parent-style-name="objectwithoutfill">
      <style:graphic-properties draw:marker-end="Arrowheads_20_15" draw:marker-end-width="0.3cm" draw:fill="none" draw:textarea-vertical-align="middle"/>
    </style:style>
    <style:style style:name="gr28" style:family="graphic" style:parent-style-name="objectwithoutfill">
      <style:graphic-properties draw:marker-end="Arrowheads_20_16" draw:marker-end-width="0.3cm" draw:fill="none" draw:textarea-vertical-align="middle"/>
    </style:style>
    <style:style style:name="gr29" style:family="graphic" style:parent-style-name="objectwithoutfill">
      <style:graphic-properties draw:marker-end="Arrowheads_20_17" draw:marker-end-width="0.3cm" draw:fill="none" draw:textarea-vertical-align="middle"/>
    </style:style>
    <style:style style:name="gr30" style:family="graphic" style:parent-style-name="objectwithoutfill">
      <style:graphic-properties draw:marker-end="Arrowheads_20_18" draw:marker-end-width="0.3cm" draw:fill="none" draw:textarea-vertical-align="middle"/>
    </style:style>
    <style:style style:name="gr31" style:family="graphic" style:parent-style-name="objectwithoutfill">
      <style:graphic-properties draw:marker-end="Arrowheads_20_19" draw:marker-end-width="0.3cm" draw:fill="none" draw:textarea-vertical-align="middle"/>
    </style:style>
    <style:style style:name="gr32" style:family="graphic" style:parent-style-name="objectwithoutfill">
      <style:graphic-properties draw:marker-end="Arrowheads_20_20" draw:marker-end-width="0.3cm" draw:fill="none" draw:textarea-vertical-align="middle"/>
    </style:style>
    <style:style style:name="gr33" style:family="graphic" style:parent-style-name="objectwithoutfill">
      <style:graphic-properties draw:marker-end="Arrowheads_20_21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655cm" fo:min-width="4.263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862cm" fo:min-width="2.2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655cm" fo:min-width="4.097cm"/>
      <style:paragraph-properties style:writing-mode="lr-tb"/>
    </style:style>
    <style:style style:name="gr37" style:family="graphic" style:parent-style-name="objectwithoutfill">
      <style:graphic-properties draw:marker-end="Arrowheads_20_22" draw:marker-end-width="0.3cm" draw:fill="none" draw:textarea-vertical-align="middle"/>
    </style:style>
    <style:style style:name="gr38" style:family="graphic" style:parent-style-name="objectwithoutfill">
      <style:graphic-properties draw:marker-end="Arrowheads_20_24" draw:marker-end-width="0.3cm" draw:fill="none" draw:textarea-vertical-align="middle"/>
    </style:style>
    <style:style style:name="gr39" style:family="graphic" style:parent-style-name="objectwithoutfill">
      <style:graphic-properties draw:marker-end="Arrowheads_20_25" draw:marker-end-width="0.3cm" draw:fill="none" draw:textarea-vertical-align="middle"/>
    </style:style>
    <style:style style:name="gr40" style:family="graphic" style:parent-style-name="objectwithoutfill">
      <style:graphic-properties draw:marker-end="Arrowheads_20_26" draw:marker-end-width="0.3cm" draw:fill="none" draw:textarea-vertical-align="middle"/>
    </style:style>
    <style:style style:name="gr41" style:family="graphic" style:parent-style-name="objectwithoutfill">
      <style:graphic-properties draw:marker-end="Arrowheads_20_27" draw:marker-end-width="0.3cm" draw:fill="none" draw:textarea-vertical-align="middle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1.655cm" fo:min-width="6.168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1.655cm" fo:min-width="6.168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655cm" fo:min-width="6.168cm"/>
      <style:paragraph-properties style:writing-mode="lr-tb"/>
    </style:style>
    <style:style style:name="gr45" style:family="graphic" style:parent-style-name="objectwithoutfill">
      <style:graphic-properties draw:marker-end="Arrowheads_20_28" draw:marker-end-width="0.3cm" draw:fill="none" draw:textarea-vertical-align="middle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1.655cm" fo:min-width="4.263cm"/>
      <style:paragraph-properties style:writing-mode="lr-tb"/>
    </style:style>
    <style:style style:name="gr47" style:family="graphic" style:parent-style-name="objectwithoutfill">
      <style:graphic-properties draw:marker-end="Arrowheads_20_31" draw:marker-end-width="0.3cm" draw:fill="none" draw:textarea-vertical-align="middle"/>
    </style:style>
    <style:style style:name="gr48" style:family="graphic" style:parent-style-name="objectwithoutfill">
      <style:graphic-properties draw:marker-end="Arrowheads_20_32" draw:marker-end-width="0.3cm" draw:fill="none" draw:textarea-vertical-align="middle"/>
    </style:style>
    <style:style style:name="gr49" style:family="graphic" style:parent-style-name="objectwithoutfill">
      <style:graphic-properties draw:marker-end="Arrowheads_20_34" draw:marker-end-width="0.3cm" draw:fill="none" draw:textarea-vertical-align="middle"/>
    </style:style>
    <style:style style:name="gr50" style:family="graphic" style:parent-style-name="objectwithoutfill">
      <style:graphic-properties draw:marker-end="Arrowheads_20_35" draw:marker-end-width="0.3cm" draw:fill="none" draw:textarea-vertical-align="middle"/>
    </style:style>
    <style:style style:name="gr51" style:family="graphic" style:parent-style-name="objectwithoutfill">
      <style:graphic-properties draw:marker-end="Arrowheads_20_36" draw:marker-end-width="0.3cm" draw:fill="none" draw:textarea-vertical-align="middle"/>
    </style:style>
    <style:style style:name="gr52" style:family="graphic" style:parent-style-name="standard" style:list-style-name="L1">
      <style:graphic-properties draw:textarea-horizontal-align="justify" draw:textarea-vertical-align="middle" draw:auto-grow-height="false" fo:min-height="1.655cm" fo:min-width="6.168cm"/>
      <style:paragraph-properties style:writing-mode="lr-tb"/>
    </style:style>
    <style:style style:name="gr53" style:family="graphic" style:parent-style-name="objectwithoutfill">
      <style:graphic-properties draw:marker-end="Arrowheads_20_37" draw:marker-end-width="0.3cm" draw:fill="none" draw:textarea-vertical-align="middle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1.655cm" fo:min-width="6.168cm"/>
      <style:paragraph-properties style:writing-mode="lr-tb"/>
    </style:style>
    <style:style style:name="gr55" style:family="graphic" style:parent-style-name="objectwithoutfill">
      <style:graphic-properties draw:marker-end="Arrowheads_20_38" draw:marker-end-width="0.3cm" draw:fill="none" draw:textarea-vertical-align="middle"/>
    </style:style>
    <style:style style:name="gr56" style:family="graphic" style:parent-style-name="standard">
      <style:graphic-properties draw:textarea-horizontal-align="justify" draw:textarea-vertical-align="middle" draw:auto-grow-height="false" fo:min-height="1.338cm" fo:min-width="3.945cm"/>
      <style:paragraph-properties style:writing-mode="lr-tb"/>
    </style:style>
    <style:style style:name="gr57" style:family="graphic" style:parent-style-name="objectwithoutfill">
      <style:graphic-properties draw:marker-end="Arrowheads_20_39" draw:marker-end-width="0.3cm" draw:fill="none" draw:textarea-vertical-align="middle"/>
    </style:style>
    <style:style style:name="gr5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9" style:family="graphic" style:parent-style-name="standard" style:list-style-name="L1">
      <style:graphic-properties draw:fill-color="#ffbf00" draw:textarea-horizontal-align="justify" draw:textarea-vertical-align="middle" draw:auto-grow-height="false" fo:min-height="1.655cm" fo:min-width="4.263cm"/>
      <style:paragraph-properties style:writing-mode="lr-tb"/>
    </style:style>
    <style:style style:name="P1" style:family="paragraph">
      <style:paragraph-properties fo:text-align="end" style:writing-mode="lr-tb"/>
      <style:text-properties fo:font-size="11pt" style:font-size-asian="11pt" style:font-size-complex="11pt"/>
    </style:style>
    <style:style style:name="P2" style:family="paragraph">
      <loext:graphic-properties draw:fill-color="#dee6ef"/>
      <style:paragraph-properties fo:text-align="end" style:writing-mode="lr-tb"/>
      <style:text-properties fo:font-size="11pt" style:font-size-asian="11pt" style:font-size-complex="11pt"/>
    </style:style>
    <style:style style:name="P3" style:family="paragraph">
      <style:paragraph-properties fo:text-align="end" style:writing-mode="lr-tb"/>
      <style:text-properties fo:font-size="13pt" style:font-size-asian="13pt" style:font-size-complex="13pt"/>
    </style:style>
    <style:style style:name="P4" style:family="paragraph">
      <loext:graphic-properties draw:fill-color="#dee6ef"/>
      <style:paragraph-properties fo:text-align="end" style:writing-mode="lr-tb"/>
      <style:text-properties fo:font-size="13pt" style:font-size-asian="13pt" style:font-size-complex="13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P11" style:family="paragraph">
      <style:paragraph-properties fo:text-align="center" style:writing-mode="lr-tb"/>
      <style:text-properties fo:font-size="11pt"/>
    </style:style>
    <style:style style:name="P12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08cm" svg:height="6.985cm" svg:x="19.277cm" svg:y="28.312cm">
          <text:p text:style-name="P1"><text:span text:style-name="T1">Procesar OrderType</text:span></text:p>
          <text:p text:style-name="P1"><text:span text:style-name="T1">sin comp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008cm" svg:height="6.985cm" svg:x="28.485cm" svg:y="28.312cm">
          <text:p text:style-name="P1"><text:span text:style-name="T1">Procesar OrderType</text:span></text:p>
          <text:p text:style-name="P1"><text:span text:style-name="T1">con comp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13.335cm" svg:height="19.685cm" svg:x="21.382cm" svg:y="3.54cm">
          <text:p text:style-name="P3"><text:span text:style-name="T2">Descargar Archiv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" draw:id="id1" draw:layer="layout" svg:width="3.81cm" svg:height="1.27cm" svg:x="6.435cm" svg:y="2.135cm">
          <text:p text:style-name="P5"><text:span text:style-name="T1">Automated Proces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5" xml:id="id16" draw:id="id16" draw:layer="layout" svg:width="6.35cm" svg:height="1.27cm" svg:x="24.552cm" svg:y="1.635cm">
          <text:p text:style-name="P5"><text:span text:style-name="T1">JacadiFileProcessingWF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xml:id="id2" draw:id="id2" draw:layer="layout" svg:width="4.445cm" svg:height="1.27cm" svg:x="6.117cm" svg:y="4.492cm">
          <text:p text:style-name="P6"><text:span text:style-name="T1">Obtener Configuración</text:span><text:span text:style-name="T1"><text:line-break/></text:span><text:span text:style-name="T1"> del servicio (AppConfi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3" draw:id="id3" draw:layer="layout" svg:width="4.445cm" svg:height="1.27cm" svg:x="6.117cm" svg:y="6.397cm">
          <text:p text:style-name="P6"><text:span text:style-name="T1">Login Print Centr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4" draw:id="id4" draw:layer="layout" svg:width="4.445cm" svg:height="1.27cm" svg:x="6.117cm" svg:y="8.302cm">
          <text:p text:style-name="P6"><text:span text:style-name="T1">Obtener Info </text:span><text:span text:style-name="T1"><text:line-break/></text:span><text:span text:style-name="T1">del Usuar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5" draw:id="id5" draw:layer="layout" svg:width="4.445cm" svg:height="1.27cm" svg:x="6.117cm" svg:y="10.207cm">
          <text:p text:style-name="P6"><text:span text:style-name="T1">Obtener Info </text:span><text:span text:style-name="T1"><text:line-break/></text:span><text:span text:style-name="T1">de Bran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6" draw:id="id6" draw:layer="layout" svg:width="4.445cm" svg:height="1.27cm" svg:x="6.117cm" svg:y="12.112cm">
          <text:p text:style-name="P6"><text:span text:style-name="T1">Obtener Info </text:span><text:span text:style-name="T1"><text:line-break/></text:span><text:span text:style-name="T1">de Pro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7" draw:id="id7" draw:layer="layout" svg:width="4.445cm" svg:height="1.27cm" svg:x="6.117cm" svg:y="14.017cm">
          <text:p text:style-name="P6"><text:span text:style-name="T1">Deserializar info de FTPs</text:span><text:span text:style-name="T1"><text:line-break/></text:span><text:span text:style-name="T1">de todos los proyectos</text:span></text:p>
          <text:p text:style-name="P6"><text:span text:style-name="T1">(Inicializar ftpLi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0.953cm" svg:height="10.795cm" svg:x="11.197cm" svg:y="4.492cm">
          <text:p/>
          <draw:enhanced-geometry svg:viewBox="0 0 21600 21600" draw:mirror-horizontal="false" draw:glue-points="0 0 0 21600 21600 10800" draw:text-areas="0 ?f9 7800 ?f10" draw:type="right-brace" draw:modifiers="1800 11114.34297165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8" draw:layer="layout" svg:width="3.492cm" svg:height="1.27cm" svg:x="12.468cm" svg:y="9.255cm">
          <draw:text-box>
            <text:p><text:span text:style-name="T1">OnLoad</text:span></text:p>
          </draw:text-box>
        </draw:frame>
        <draw:custom-shape draw:style-name="gr5" draw:text-style-name="P6" xml:id="id8" draw:id="id8" draw:layer="layout" svg:width="4.445cm" svg:height="1.27cm" svg:x="6.117cm" svg:y="16.557cm">
          <text:p text:style-name="P6"><text:span text:style-name="T1">i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9" draw:id="id9" draw:layer="layout" svg:width="4.762cm" svg:height="1.904cm" svg:x="5.95cm" svg:y="18.462cm">
          <text:p text:style-name="P6"><text:span text:style-name="T1">i &lt;= ftpList.Count,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6" xml:id="id10" draw:id="id10" draw:layer="layout" svg:width="4.445cm" svg:height="1.587cm" svg:x="6.117cm" svg:y="21.003cm">
          <text:p text:style-name="P6"><text:span text:style-name="T1">Conectar a ftpList[i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11" draw:id="id11" draw:layer="layout" svg:width="5.398cm" svg:height="1.905cm" svg:x="5.64cm" svg:y="23.86cm">
          <text:p text:style-name="P6"><text:span text:style-name="T1">Identificar archivos</text:span><text:span text:style-name="T1"><text:line-break/></text:span><text:span text:style-name="T1">a proces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12" draw:id="id12" draw:layer="layout" svg:width="5.398cm" svg:height="1.905cm" svg:x="5.659cm" svg:y="27.035cm">
          <text:p text:style-name="P6"><text:span text:style-name="T1">Por cada conjunto de archivos</text:span><text:span text:style-name="T1"><text:line-break/></text:span><text:span text:style-name="T1"> a procesar, levantar </text:span></text:p>
          <text:p text:style-name="P6"><text:span text:style-name="T1">un evento:</text:span><text:span text:style-name="T1"><text:line-break/></text:span><text:span text:style-name="T1">FtpFileProccessEv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14" draw:id="id14" draw:layer="layout" svg:width="4.445cm" svg:height="1.27cm" svg:x="6.072cm" svg:y="32.192cm">
          <text:p text:style-name="P6"><text:span text:style-name="T1">Desconnectar FTP[i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type="line" svg:x1="8.34cm" svg:y1="3.405cm" svg:x2="8.34cm" svg:y2="4.492cm" draw:start-shape="id1" draw:start-glue-point="6" draw:end-shape="id2" draw:end-glue-point="4" svg:d="M8340 3405v1087" svg:viewBox="0 0 1 1088">
          <text:p/>
        </draw:connector>
        <draw:connector draw:style-name="gr12" draw:text-style-name="P9" draw:layer="layout" draw:type="line" svg:x1="8.34cm" svg:y1="5.762cm" svg:x2="8.34cm" svg:y2="6.397cm" draw:start-shape="id2" draw:start-glue-point="6" draw:end-shape="id3" draw:end-glue-point="4" svg:d="M8340 5762v635" svg:viewBox="0 0 1 636">
          <text:p/>
        </draw:connector>
        <draw:connector draw:style-name="gr13" draw:text-style-name="P9" draw:layer="layout" draw:type="line" svg:x1="8.34cm" svg:y1="7.667cm" svg:x2="8.34cm" svg:y2="8.302cm" draw:start-shape="id3" draw:start-glue-point="6" draw:end-shape="id4" draw:end-glue-point="4" svg:d="M8340 7667v635" svg:viewBox="0 0 1 636">
          <text:p/>
        </draw:connector>
        <draw:connector draw:style-name="gr14" draw:text-style-name="P9" draw:layer="layout" draw:type="line" svg:x1="8.34cm" svg:y1="9.572cm" svg:x2="8.34cm" svg:y2="10.207cm" draw:start-shape="id4" draw:start-glue-point="6" draw:end-shape="id5" draw:end-glue-point="4" svg:d="M8340 9572v635" svg:viewBox="0 0 1 636">
          <text:p/>
        </draw:connector>
        <draw:connector draw:style-name="gr15" draw:text-style-name="P9" draw:layer="layout" draw:type="line" svg:x1="8.34cm" svg:y1="11.477cm" svg:x2="8.34cm" svg:y2="12.112cm" draw:start-shape="id5" draw:start-glue-point="6" draw:end-shape="id6" draw:end-glue-point="4" svg:d="M8340 11477v635" svg:viewBox="0 0 1 636">
          <text:p/>
        </draw:connector>
        <draw:connector draw:style-name="gr16" draw:text-style-name="P9" draw:layer="layout" draw:type="line" svg:x1="8.34cm" svg:y1="13.382cm" svg:x2="8.34cm" svg:y2="14.017cm" draw:start-shape="id6" draw:start-glue-point="6" draw:end-shape="id7" draw:end-glue-point="4" svg:d="M8340 13382v635" svg:viewBox="0 0 1 636">
          <text:p/>
        </draw:connector>
        <draw:connector draw:style-name="gr17" draw:text-style-name="P9" draw:layer="layout" draw:type="line" svg:x1="8.34cm" svg:y1="17.827cm" svg:x2="8.331cm" svg:y2="18.462cm" draw:start-shape="id8" draw:start-glue-point="6" draw:end-shape="id9" draw:end-glue-point="4" svg:d="M8340 17827l-9 635" svg:viewBox="0 0 10 636">
          <text:p/>
        </draw:connector>
        <draw:connector draw:style-name="gr18" draw:text-style-name="P9" draw:layer="layout" draw:type="line" svg:x1="8.331cm" svg:y1="20.366cm" svg:x2="8.34cm" svg:y2="21.003cm" draw:start-shape="id9" draw:start-glue-point="6" draw:end-shape="id10" draw:end-glue-point="4" svg:d="M8331 20366l9 637" svg:viewBox="0 0 10 638">
          <text:p/>
        </draw:connector>
        <draw:connector draw:style-name="gr19" draw:text-style-name="P9" draw:layer="layout" draw:type="line" svg:x1="8.34cm" svg:y1="22.59cm" svg:x2="8.339cm" svg:y2="23.86cm" draw:start-shape="id10" draw:start-glue-point="6" draw:end-shape="id11" draw:end-glue-point="4" svg:d="M8340 22590l-1 1270" svg:viewBox="0 0 2 1271">
          <text:p/>
        </draw:connector>
        <draw:connector draw:style-name="gr20" draw:text-style-name="P9" draw:layer="layout" draw:type="line" svg:x1="8.339cm" svg:y1="25.765cm" svg:x2="8.358cm" svg:y2="27.035cm" draw:start-shape="id11" draw:start-glue-point="6" draw:end-shape="id12" svg:d="M8339 25765l19 1270" svg:viewBox="0 0 20 1271">
          <text:p/>
        </draw:connector>
        <draw:connector draw:style-name="gr21" draw:text-style-name="P9" draw:layer="layout" draw:type="line" svg:x1="8.358cm" svg:y1="28.94cm" svg:x2="8.314cm" svg:y2="29.892cm" draw:start-shape="id12" draw:start-glue-point="6" draw:end-shape="id13" draw:end-glue-point="4" svg:d="M8358 28940l-44 952" svg:viewBox="0 0 45 953">
          <text:p/>
        </draw:connector>
        <draw:custom-shape draw:style-name="gr22" draw:text-style-name="P7" draw:layer="layout" svg:width="0.953cm" svg:height="18.633cm" svg:x="12.037cm" svg:y="16.657cm">
          <text:p/>
          <draw:enhanced-geometry svg:viewBox="0 0 21600 21600" draw:mirror-horizontal="false" draw:glue-points="0 0 0 21600 21600 10800" draw:text-areas="0 ?f9 7800 ?f10" draw:type="right-brace" draw:modifiers="1800 11114.34297165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8" draw:layer="layout" svg:width="3.492cm" svg:height="1.27cm" svg:x="13.055cm" svg:y="25.447cm">
          <draw:text-box>
            <text:p><text:span text:style-name="T1">OnExecute</text:span></text:p>
          </draw:text-box>
        </draw:frame>
        <draw:custom-shape draw:style-name="gr5" draw:text-style-name="P6" xml:id="id15" draw:id="id15" draw:layer="layout" svg:width="4.445cm" svg:height="1.27cm" svg:x="6.087cm" svg:y="34.197cm">
          <text:p text:style-name="P6"><text:span text:style-name="T1">i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9" draw:layer="layout" draw:type="line" svg:x1="8.295cm" svg:y1="33.462cm" svg:x2="8.31cm" svg:y2="34.197cm" draw:start-shape="id14" draw:start-glue-point="6" draw:end-shape="id15" draw:end-glue-point="4" svg:d="M8295 33462l15 735" svg:viewBox="0 0 16 736">
          <text:p/>
        </draw:connector>
        <draw:frame draw:style-name="gr24" draw:text-style-name="P8" draw:layer="layout" svg:width="8.89cm" svg:height="3.492cm" svg:x="4.617cm" svg:y="38.895cm">
          <draw:text-box>
            <text:p><text:span text:style-name="T1">CompanyID</text:span><text:span text:style-name="T1"><text:line-break/></text:span><text:span text:style-name="T1">BrandID</text:span><text:span text:style-name="T1"><text:line-break/></text:span><text:span text:style-name="T1">ProjectID</text:span></text:p>
            <text:p><text:span text:style-name="T1">FtpInfo (cofiguracion FTP)</text:span></text:p>
            <text:p><text:span text:style-name="T1">FileList(ruta + nombres)</text:span></text:p>
            <text:p><text:span text:style-name="T1">OrderType (si es el caso de dos o tres archivos)</text:span></text:p>
          </draw:text-box>
        </draw:frame>
        <draw:connector draw:style-name="gr25" draw:text-style-name="P9" draw:layer="layout" draw:line-skew="0cm -0.65cm" svg:x1="8.31cm" svg:y1="35.467cm" svg:x2="6.117cm" svg:y2="17.192cm" draw:start-shape="id15" draw:start-glue-point="6" draw:end-shape="id8" draw:end-glue-point="5" svg:d="M8310 35467v502h-3375v-18777h1182" svg:viewBox="0 0 3376 18778">
          <text:p/>
        </draw:connector>
        <draw:custom-shape draw:style-name="gr9" draw:text-style-name="P6" xml:id="id17" draw:id="id17" draw:layer="layout" svg:width="4.445cm" svg:height="1.587cm" svg:x="25.51cm" svg:y="4.175cm">
          <text:p text:style-name="P6"><text:span text:style-name="T1">Conectar a ft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xml:id="id18" draw:id="id18" draw:layer="layout" svg:width="4.445cm" svg:height="1.27cm" svg:x="25.526cm" svg:y="6.714cm">
          <text:p text:style-name="P6"><text:span text:style-name="T1">i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19" draw:id="id19" draw:layer="layout" svg:width="4.762cm" svg:height="1.904cm" svg:x="25.359cm" svg:y="8.619cm">
          <text:p text:style-name="P6"><text:span text:style-name="T1">i &lt;= Item.FileList.Cou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6" xml:id="id20" draw:id="id20" draw:layer="layout" svg:width="4.445cm" svg:height="1.587cm" svg:x="25.526cm" svg:y="11.16cm">
          <text:p text:style-name="P6"><text:span text:style-name="T1">Descargar archivo 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6" xml:id="id21" draw:id="id21" draw:layer="layout" svg:width="6.985cm" svg:height="1.905cm" svg:x="24.24cm" svg:y="14.017cm">
          <text:p text:style-name="P6"><text:span text:style-name="T1">Almacenamos archivo en</text:span><text:span text:style-name="T1"><text:line-break/></text:span><text:span text:style-name="T1">Temporal</text:span></text:p>
          <text:p text:style-name="P6"><text:span text:style-name="T1">Item.FileList[i].LocalPath = pa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22" draw:id="id22" draw:layer="layout" svg:width="5.398cm" svg:height="1.905cm" svg:x="25.03cm" svg:y="17.192cm">
          <text:p text:style-name="P6"><text:span text:style-name="T1">i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9" draw:layer="layout" draw:type="line" svg:x1="27.727cm" svg:y1="2.905cm" svg:x2="27.733cm" svg:y2="4.175cm" draw:start-shape="id16" draw:start-glue-point="6" draw:end-shape="id17" draw:end-glue-point="4" svg:d="M27727 2905l6 1270" svg:viewBox="0 0 7 1271">
          <text:p/>
        </draw:connector>
        <draw:connector draw:style-name="gr28" draw:text-style-name="P9" draw:layer="layout" draw:type="line" svg:x1="27.733cm" svg:y1="5.762cm" svg:x2="27.749cm" svg:y2="6.714cm" draw:start-shape="id17" draw:start-glue-point="6" draw:end-shape="id18" draw:end-glue-point="4" svg:d="M27733 5762l16 952" svg:viewBox="0 0 17 953">
          <text:p/>
        </draw:connector>
        <draw:connector draw:style-name="gr29" draw:text-style-name="P9" draw:layer="layout" draw:type="line" svg:x1="27.749cm" svg:y1="7.984cm" svg:x2="27.74cm" svg:y2="8.619cm" draw:start-shape="id18" draw:start-glue-point="6" draw:end-shape="id19" draw:end-glue-point="4" svg:d="M27749 7984l-9 635" svg:viewBox="0 0 10 636">
          <text:p/>
        </draw:connector>
        <draw:connector draw:style-name="gr30" draw:text-style-name="P9" draw:layer="layout" draw:type="line" svg:x1="27.74cm" svg:y1="10.523cm" svg:x2="27.749cm" svg:y2="11.16cm" draw:start-shape="id19" draw:start-glue-point="6" draw:end-shape="id20" draw:end-glue-point="4" svg:d="M27740 10523l9 637" svg:viewBox="0 0 10 638">
          <text:p/>
        </draw:connector>
        <draw:connector draw:style-name="gr31" draw:text-style-name="P9" draw:layer="layout" draw:type="line" svg:x1="27.749cm" svg:y1="12.747cm" svg:x2="27.733cm" svg:y2="14.017cm" draw:start-shape="id20" draw:start-glue-point="6" draw:end-shape="id21" draw:end-glue-point="4" svg:d="M27749 12747l-16 1270" svg:viewBox="0 0 17 1271">
          <text:p/>
        </draw:connector>
        <draw:connector draw:style-name="gr32" draw:text-style-name="P9" draw:layer="layout" draw:type="line" svg:x1="27.733cm" svg:y1="15.922cm" svg:x2="27.729cm" svg:y2="17.192cm" draw:start-shape="id21" draw:start-glue-point="6" draw:end-shape="id22" draw:end-glue-point="4" svg:d="M27733 15922l-4 1270" svg:viewBox="0 0 5 1271">
          <text:p/>
        </draw:connector>
        <draw:connector draw:style-name="gr33" draw:text-style-name="P9" draw:layer="layout" draw:line-skew="0cm -2.02cm" svg:x1="27.729cm" svg:y1="19.097cm" svg:x2="25.526cm" svg:y2="7.349cm" draw:start-shape="id22" draw:start-glue-point="6" draw:end-shape="id18" draw:end-glue-point="5" svg:d="M27729 19097v501h-5220v-12249h3017" svg:viewBox="0 0 5221 12250">
          <text:p/>
        </draw:connector>
        <draw:custom-shape draw:style-name="gr34" draw:text-style-name="P11" xml:id="id26" draw:id="id26" draw:layer="layout" svg:width="4.763cm" svg:height="1.905cm" svg:x="20.848cm" svg:y="30.247cm">
          <text:p text:style-name="P10"><text:span text:style-name="T3">Merge de archivos</text:span></text:p>
          <text:p text:style-name="P10"><text:span text:style-name="T3">OrderType Sin </text:span></text:p>
          <text:p text:style-name="P10"><text:span text:style-name="T3">Compo (2 archivo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1" xml:id="id24" draw:id="id24" draw:layer="layout" svg:width="5.398cm" svg:height="2.222cm" svg:x="25.158cm" svg:y="24.82cm">
          <text:p text:style-name="P11"><text:span text:style-name="T3">Item.OrderTyp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11" xml:id="id25" draw:id="id25" draw:layer="layout" svg:width="4.597cm" svg:height="1.905cm" svg:x="30.273cm" svg:y="29.947cm">
          <text:p text:style-name="P11"><text:span text:style-name="T3">Merge de archivos</text:span></text:p>
          <text:p text:style-name="P11"><text:span text:style-name="T3">OrderType Con </text:span></text:p>
          <text:p text:style-name="P11"><text:span text:style-name="T3">Compo (3 archivo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7" draw:text-style-name="P9" draw:layer="layout" draw:type="line" svg:x1="27.87cm" svg:y1="22.372cm" svg:x2="27.857cm" svg:y2="24.82cm" draw:start-shape="id23" draw:start-glue-point="6" draw:end-shape="id24" draw:end-glue-point="4" svg:d="M27870 22372l-13 2448" svg:viewBox="0 0 14 2449">
          <text:p/>
        </draw:connector>
        <draw:connector draw:style-name="gr38" draw:text-style-name="P9" draw:layer="layout" svg:x1="30.556cm" svg:y1="25.931cm" svg:x2="32.572cm" svg:y2="29.947cm" draw:start-shape="id24" draw:start-glue-point="7" draw:end-shape="id25" draw:end-glue-point="4" svg:d="M30556 25931h2016v4016" svg:viewBox="0 0 2017 4017">
          <text:p/>
        </draw:connector>
        <draw:connector draw:style-name="gr39" draw:text-style-name="P9" draw:layer="layout" svg:x1="25.158cm" svg:y1="25.931cm" svg:x2="23.23cm" svg:y2="30.247cm" draw:start-shape="id24" draw:start-glue-point="5" draw:end-shape="id26" draw:end-glue-point="4" svg:d="M25158 25931h-1928v4316" svg:viewBox="0 0 1929 4317">
          <text:p/>
        </draw:connector>
        <draw:connector draw:style-name="gr40" draw:text-style-name="P9" draw:layer="layout" draw:line-skew="0.887cm" svg:x1="30.121cm" svg:y1="9.571cm" svg:x2="31.362cm" svg:y2="21.42cm" draw:start-shape="id19" draw:start-glue-point="7" draw:end-shape="id23" draw:end-glue-point="7" svg:d="M30121 9571h2629v11849h-1388" svg:viewBox="0 0 2630 11850">
          <text:p/>
        </draw:connector>
        <draw:custom-shape draw:style-name="gr3" draw:text-style-name="P5" xml:id="id27" draw:id="id27" draw:layer="layout" svg:width="3.81cm" svg:height="1.27cm" svg:x="6.405cm" svg:y="36.837cm">
          <text:p text:style-name="P5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1" draw:text-style-name="P9" draw:layer="layout" draw:line-skew="0.388cm" svg:x1="10.712cm" svg:y1="19.414cm" svg:x2="10.215cm" svg:y2="37.472cm" draw:start-shape="id9" draw:start-glue-point="7" draw:end-shape="id27" draw:end-glue-point="7" svg:d="M10712 19414h890v18058h-1387" svg:viewBox="0 0 1388 18059">
          <text:p/>
        </draw:connector>
        <draw:custom-shape draw:style-name="gr42" draw:text-style-name="P10" xml:id="id28" draw:id="id28" draw:layer="layout" svg:width="6.668cm" svg:height="1.905cm" svg:x="19.912cm" svg:y="33.105cm">
          <text:p text:style-name="P10"><text:span text:style-name="T3">Item.MergedFile = merged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0" xml:id="id33" draw:id="id33" draw:layer="layout" svg:width="6.668cm" svg:height="1.905cm" svg:x="29.245cm" svg:y="33.075cm">
          <text:p text:style-name="P10"><text:span text:style-name="T3">Item.MergedFile = merged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0" xml:id="id29" draw:id="id29" draw:layer="layout" svg:width="6.668cm" svg:height="1.905cm" svg:x="29.281cm" svg:y="35.99cm">
          <text:p text:style-name="P10"><text:span text:style-name="T3">Separar Fibras</text:span><text:span text:style-name="T3"><text:line-break/></text:span><text:span text:style-name="T3">(identificador Fibra + </text:span></text:p>
          <text:p text:style-name="P10"><text:span text:style-name="T3">Porcentaje)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5" draw:text-style-name="P9" draw:layer="layout" draw:type="line" svg:x1="23.23cm" svg:y1="32.152cm" svg:x2="23.246cm" svg:y2="33.105cm" draw:start-shape="id26" draw:start-glue-point="6" draw:end-shape="id28" draw:end-glue-point="4" svg:d="M23230 32152l16 953" svg:viewBox="0 0 17 954">
          <text:p/>
        </draw:connector>
        <draw:custom-shape draw:style-name="gr46" draw:text-style-name="P10" xml:id="id31" draw:id="id31" draw:layer="layout" svg:width="4.763cm" svg:height="1.905cm" svg:x="25.31cm" svg:y="42.599cm">
          <text:p text:style-name="P10"><text:span text:style-name="T3">Enviar Item.MergedFile</text:span><text:span text:style-name="T3"><text:line-break/></text:span><text:span text:style-name="T3"> a Print Centr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35" draw:id="id35" draw:layer="layout" svg:width="3.81cm" svg:height="1.27cm" svg:x="25.83cm" svg:y="52.871cm">
          <text:p text:style-name="P5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7" draw:text-style-name="P9" draw:layer="layout" svg:x1="32.615cm" svg:y1="37.895cm" svg:x2="31.025cm" svg:y2="40.378cm" draw:start-shape="id29" draw:start-glue-point="6" draw:end-shape="id30" draw:end-glue-point="7" svg:d="M32615 37895v2483h-1590" svg:viewBox="0 0 1591 2484">
          <text:p/>
        </draw:connector>
        <draw:connector draw:style-name="gr48" draw:text-style-name="P9" draw:layer="layout" svg:x1="23.246cm" svg:y1="35.01cm" svg:x2="24.357cm" svg:y2="40.378cm" draw:start-shape="id28" draw:start-glue-point="6" draw:end-shape="id30" draw:end-glue-point="5" svg:d="M23246 35010v5368h1111" svg:viewBox="0 0 1112 5369">
          <text:p/>
        </draw:connector>
        <draw:connector draw:style-name="gr49" draw:text-style-name="P7" draw:layer="layout" draw:type="line" svg:x1="27.692cm" svg:y1="44.504cm" svg:x2="27.712cm" svg:y2="46.085cm" draw:start-shape="id31" draw:start-glue-point="6" draw:end-shape="id32" draw:end-glue-point="4" svg:d="M27692 44504l20 1581" svg:viewBox="0 0 21 1582">
          <text:p/>
        </draw:connector>
        <draw:connector draw:style-name="gr50" draw:text-style-name="P9" draw:layer="layout" draw:type="line" svg:x1="32.572cm" svg:y1="31.852cm" svg:x2="32.579cm" svg:y2="33.075cm" draw:start-shape="id25" draw:start-glue-point="6" draw:end-shape="id33" draw:end-glue-point="4" svg:d="M32572 31852l7 1223" svg:viewBox="0 0 8 1224">
          <text:p/>
        </draw:connector>
        <draw:connector draw:style-name="gr51" draw:text-style-name="P9" draw:layer="layout" draw:type="line" svg:x1="32.579cm" svg:y1="34.98cm" svg:x2="32.615cm" svg:y2="35.99cm" draw:start-shape="id33" draw:start-glue-point="6" draw:end-shape="id29" draw:end-glue-point="4" svg:d="M32579 34980l36 1010" svg:viewBox="0 0 37 1011">
          <text:p/>
        </draw:connector>
        <draw:custom-shape draw:style-name="gr52" draw:text-style-name="P10" xml:id="id34" draw:id="id34" draw:layer="layout" svg:width="6.668cm" svg:height="1.905cm" svg:x="24.394cm" svg:y="49.26cm">
          <text:p text:style-name="P10"><text:span text:style-name="T3">Borrar Archivos </text:span><text:span text:style-name="T3"><text:line-break/></text:span><text:span text:style-name="T3">Temporales (originales)</text:span></text:p>
          <text:p text:style-name="P10"><text:span text:style-name="T3">Borrar Archivo MergedFil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53" draw:text-style-name="P9" draw:layer="layout" draw:type="line" svg:x1="27.728cm" svg:y1="51.165cm" svg:x2="27.735cm" svg:y2="52.871cm" draw:start-shape="id34" draw:start-glue-point="6" draw:end-shape="id35" draw:end-glue-point="4" svg:d="M27728 51165l7 1706" svg:viewBox="0 0 8 1707">
          <text:p/>
        </draw:connector>
        <draw:custom-shape draw:style-name="gr54" draw:text-style-name="P10" xml:id="id30" draw:id="id30" draw:layer="layout" svg:width="6.668cm" svg:height="1.905cm" svg:x="24.357cm" svg:y="39.425cm">
          <text:p text:style-name="P10"><text:span text:style-name="T3">Separar MadeIn</text:span><text:span text:style-name="T3"><text:line-break/></text:span><text:span text:style-name="T3">(Identificador MadeIn)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55" draw:text-style-name="P9" draw:layer="layout" draw:type="line" svg:x1="27.691cm" svg:y1="41.33cm" svg:x2="27.692cm" svg:y2="42.599cm" draw:start-shape="id30" draw:start-glue-point="6" draw:end-shape="id31" draw:end-glue-point="4" svg:d="M27691 41330l1 1269" svg:viewBox="0 0 2 1270">
          <text:p/>
        </draw:connector>
        <draw:custom-shape draw:style-name="gr56" draw:text-style-name="P6" xml:id="id13" draw:id="id13" draw:layer="layout" svg:width="4.445cm" svg:height="1.588cm" svg:x="6.091cm" svg:y="29.892cm">
          <text:p text:style-name="P6"><text:span text:style-name="T1">Marcar archivos del </text:span><text:span text:style-name="T1"><text:line-break/></text:span><text:span text:style-name="T1">evento </text:span></text:p>
          <text:p text:style-name="P6"><text:span text:style-name="T1">como “procesados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9" draw:layer="layout" draw:type="line" svg:x1="8.314cm" svg:y1="31.48cm" svg:x2="8.295cm" svg:y2="32.192cm" draw:start-shape="id13" draw:start-glue-point="6" draw:end-shape="id14" draw:end-glue-point="4" svg:d="M8314 31480l-19 712" svg:viewBox="0 0 20 713">
          <text:p/>
        </draw:connector>
        <draw:line draw:style-name="gr58" draw:text-style-name="P9" draw:layer="layout" svg:x1="4.617cm" svg:y1="15.922cm" svg:x2="11.92cm" svg:y2="15.922cm">
          <text:p/>
        </draw:line>
        <draw:custom-shape draw:style-name="gr26" draw:text-style-name="P6" xml:id="id23" draw:id="id23" draw:layer="layout" svg:width="6.985cm" svg:height="1.905cm" svg:x="24.377cm" svg:y="20.467cm">
          <text:p text:style-name="P6"><text:span text:style-name="T1">Borrar archivos del FTP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2" xml:id="id32" draw:id="id32" draw:layer="layout" svg:width="4.763cm" svg:height="1.905cm" svg:x="25.33cm" svg:y="46.085cm">
          <text:p text:style-name="P10"><text:span text:style-name="T3">AttacharArchivos</text:span></text:p>
          <text:p text:style-name="P10"><text:span text:style-name="T3">Origina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7" draw:layer="layout" draw:type="line" svg:x1="27.712cm" svg:y1="47.99cm" svg:x2="27.728cm" svg:y2="49.26cm" draw:start-shape="id32" draw:start-glue-point="6" draw:end-shape="id34" draw:end-glue-point="4" svg:d="M27712 47990l16 1270" svg:viewBox="0 0 17 127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1T10:46:20.506000000</meta:creation-date>
    <dc:date>2021-05-13T10:47:17.484000000</dc:date>
    <meta:editing-duration>PT4H25M15S</meta:editing-duration>
    <meta:editing-cycles>5</meta:editing-cycles>
    <meta:generator>LibreOffice/7.1.0.3$Windows_X86_64 LibreOffice_project/f6099ecf3d29644b5008cc8f48f42f4a40986e4c</meta:generator>
    <meta:document-statistic meta:object-count="79"/>
  </office:meta>
</office:document-meta>
</file>